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PEZ TAVERA, ROOGE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65882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862112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OPEZ TAVERA, ROOG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65882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26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7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21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47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2/08/2021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>2039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NDUAVIC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3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01:51:0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